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ac0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biegi nawilżające </text:p>
      <text:p text:style-name="Standard"/>
      <text:p text:style-name="Standard">Zabiegi nawilżające to klucz do zdrowej, promiennej skóry. Dzięki odpowiedniej pielęgnacji można zapobiec suchości, łuszczeniu się i przedwczesnemu starzeniu. Nawilżanie zaczyna się od codziennego stosowania kremów i serum z kwasem hialuronowym, ceramidami czy gliceryną. Profesjonalne zabiegi, takie jak mezoterapia igłowa, infuzja tlenowa czy maseczki nawilżające w gabinetach kosmetycznych, potęgują efekty pielęgnacji domowej. Pamiętaj także o nawadnianiu organizmu od środka poprzez picie odpowiedniej ilości wody. Twoja skóra zasługuje na najlepszą opiekę!</text:p>
      <text:p text:style-name="Standard"/>
      <text:p text:style-name="P1"/>
      <text:p text:style-name="P3">Masaż twarzy Kobido</text:p>
      <text:p text:style-name="P3"/>
      <text:p text:style-name="P1">Masaż twarzy Kobido to starożytna japońska technika, która oferuje naturalny lifting i ujędrnienie skóry. Poprawia krążenie krwi, co prowadzi do lepszego dotlenienia i odżywienia komórek skóry, redukując zmarszczki i drobne linie. Regularne sesje pomagają w utrzymaniu elastyczności i młodzieńczego wyglądu skóry. Kobido działa także relaksująco, redukując napięcie mięśniowe i stres. To idealny sposób na zdrową, promienną skórę i głęboki relaks.</text:p>
      <text:p text:style-name="P1"/>
      <text:p text:style-name="P3">Mezoterapia </text:p>
      <text:p text:style-name="P1"/>
      <text:p text:style-name="P1">Mezoterapia to innowacyjny zabieg polegający na wprowadzaniu substancji odżywczych, witamin i kwasu hialuronowego bezpośrednio w skórę za pomocą mikroiniekcji. Dzięki temu skóra staje się nawilżona, jędrna i promienna. Mezoterapia pomaga w redukcji zmarszczek, blizn, przebarwień oraz cellulitu. Jest idealnym rozwiązaniem dla osób pragnących poprawić kondycję swojej skóry bez użycia inwazyjnych metod. Regularne zabiegi przynoszą długotrwałe efekty, zapewniając młodzieńczy i zdrowy wygląd.</text:p>
      <text:p text:style-name="P1"/>
      <text:p text:style-name="P3">Mezoterapia igłowa </text:p>
      <text:p text:style-name="P1">Mezoterapia igłowa to skuteczny zabieg polegający na wstrzykiwaniu substancji odżywczych, witamin i kwasu hialuronowego bezpośrednio w skórę za pomocą mikroigieł. Dzięki temu skóra staje się głęboko nawilżona, jędrna i promienna. Zabieg pomaga w redukcji zmarszczek, blizn, przebarwień oraz cellulitu. Idealny dla osób chcących poprawić kondycję skóry bez użycia inwazyjnych metod. Regularne sesje przynoszą długotrwałe efekty, zapewniając młodzieńczy i zdrowy wygląd.</text:p>
      <text:p text:style-name="P1"/>
      <text:p text:style-name="P1"><text:span text:style-name="T1">Mikroigłowanie</text:span> </text:p>
      <text:p text:style-name="P1"/>
      <text:p text:style-name="P1">Mikroigłowanie to innowacyjna metoda regeneracji skóry, wykorzystująca mikroigiełki do stymulacji procesów naprawczych. Zabieg poprawia jędrność, redukuje zmarszczki i blizny oraz wspomaga wchłanianie serum nawilżającego i odmładzającego. Jest bezbolesny i skuteczny, idealny do walki z problemami skórnymi jak przebarwienia czy rozszerzone pory. Mikroigłowanie zapewnia szybkie i widoczne rezultaty, pozostawiając skórę zdrowszą i promienną.</text:p>
      <text:p text:style-name="P1"/>
      <text:p text:style-name="P3">Oczyszczanie-twarzy </text:p>
      <text:p text:style-name="P1"/>
      <text:p text:style-name="P1">Oczyszczanie twarzy to kluczowy element codziennej pielęgnacji skóry. Regularne usuwanie zanieczyszczeń, nadmiaru sebum i martwego naskórka pozwala utrzymać skórę zdrową i promienną. Zabiegi takie jak głębokie oczyszczanie mechaniczne, peelingi chemiczne czy zabiegi ultradźwiękowe pomagają w dotarciu do głębszych warstw skóry, usuwając toksyny i poprawiając teksturę skóry. Profesjonalne oczyszczanie twarzy w gabinecie kosmetycznym dostosowane jest do <text:soft-page-break/>indywidualnych potrzeb skóry, zapewniając efektywną regenerację i odświeżenie. Oczyszczona skóra to podstawa piękna i zdrowia!</text:p>
      <text:p text:style-name="P1"/>
      <text:p text:style-name="P1"/>
      <text:p text:style-name="P3">Peeling chemiczny twarzy </text:p>
      <text:p text:style-name="P1">Peeling chemiczny twarzy to zaawansowany zabieg kosmetyczny, który używa specjalnych kwasów (np. AHA, BHA) do złuszczania martwego naskórka i poprawy tekstury skóry. Skutecznie redukuje przebarwienia, drobne zmarszczki i blizny potrądzikowe, jednocześnie stymulując regenerację komórkową. Po zabiegu skóra staje się gładsza, bardziej promienna i jednolita w tonie. Peelingi chemiczne są dostosowywane do rodzaju skóry i problemów, zapewniając bezpieczne i efektywne rezultaty. Idealne rozwiązanie dla tych, którzy pragną odświeżyć wygląd skóry i poprawić jej kondycję.</text:p>
      <text:p text:style-name="P1"/>
      <text:p text:style-name="P1"/>
      <text:p text:style-name="P1"><text:span text:style-name="T1">Radiofrekwencja</text:span> </text:p>
      <text:p text:style-name="P1"/>
      <text:p text:style-name="P1">Radiofrekwencja to nowoczesny zabieg kosmetyczny, który wykorzystuje falę radiową do głębokiego ogrzewania skóry. Działa bezinwazyjnie, stymulując produkcję kolagenu i elastyny, co prowadzi do liftingu i ujędrnienia skóry. Zabieg redukuje zmarszczki, poprawia kontur twarzy oraz redukuje cellulit. Jest bezpieczny i niepowodujący czasowej utraty sprawności. Idealny dla osób pragnących naturalnego, młodzieńczego wyglądu skóry bez konieczności rekonwalescencj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22:20:14.463000000</meta:creation-date>
    <dc:date>2024-06-16T22:26:37.933000000</dc:date>
    <meta:editing-duration>PT6M22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16" meta:word-count="514" meta:character-count="4167" meta:non-whitespace-character-count="3662"/>
  </office:meta>
</office:document-meta>
</file>